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1bfb55" officeooo:paragraph-rsid="001bfb55" style:font-size-asian="14pt" style:font-size-complex="16pt"/>
    </style:style>
    <style:style style:name="P2" style:family="paragraph" style:parent-style-name="Standard">
      <style:paragraph-properties fo:text-align="start" style:justify-single-word="false"/>
      <style:text-properties fo:font-size="12pt" officeooo:rsid="001bfb55" officeooo:paragraph-rsid="001bfb55"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bfb55" officeooo:paragraph-rsid="001bfb55"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db9f4" officeooo:paragraph-rsid="001d90ba"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db9f4" officeooo:paragraph-rsid="001db9f4"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db9f4" officeooo:paragraph-rsid="001f6b5a"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d90ba" officeooo:paragraph-rsid="001d90ba"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2113a4" officeooo:paragraph-rsid="002113a4"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20252" officeooo:paragraph-rsid="002113a4"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2113a4" officeooo:paragraph-rsid="002113a4" style:font-size-asian="10.5pt" style:font-size-complex="12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officeooo:rsid="001bfb55" officeooo:paragraph-rsid="001bfb55"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90ba" style:font-size-asian="12.25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officeooo:rsid="001d90ba" officeooo:paragraph-rsid="001db9f4" style:font-size-asian="12.25pt" style:font-size-complex="14pt"/>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officeooo:rsid="002113a4" officeooo:paragraph-rsid="002113a4" style:font-size-asian="12.25pt" style:font-size-complex="14pt"/>
    </style:style>
    <style:style style:name="P15" style:family="paragraph" style:parent-style-name="Standard">
      <style:paragraph-properties fo:text-align="start" style:justify-single-word="false"/>
      <style:text-properties fo:font-size="14pt" style:text-underline-style="none" officeooo:rsid="001d90ba" officeooo:paragraph-rsid="001d90ba" style:font-size-asian="12.25pt" style:font-size-complex="14pt"/>
    </style:style>
    <style:style style:name="P16" style:family="paragraph" style:parent-style-name="Standard">
      <style:paragraph-properties fo:text-align="start" style:justify-single-word="false"/>
      <style:text-properties fo:font-size="14pt" style:text-underline-style="none" officeooo:rsid="002113a4" officeooo:paragraph-rsid="002113a4" style:font-size-asian="12.25pt" style:font-size-complex="14pt"/>
    </style:style>
    <style:style style:name="P17"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39ab6" officeooo:paragraph-rsid="00239ab6" style:font-size-asian="12.25pt" style:font-size-complex="14pt"/>
    </style:style>
    <style:style style:name="P18" style:family="paragraph" style:parent-style-name="Standard">
      <style:paragraph-properties fo:text-align="start" style:justify-single-word="false"/>
      <style:text-properties style:text-line-through-style="none" style:text-line-through-type="none" fo:font-size="14pt" style:text-underline-style="solid" style:text-underline-width="auto" style:text-underline-color="font-color" officeooo:rsid="0025453c" officeooo:paragraph-rsid="0025453c" style:font-size-asian="12.25pt" style:font-size-complex="14pt"/>
    </style:style>
    <style:style style:name="P19" style:family="paragraph" style:parent-style-name="Table_20_Contents">
      <style:paragraph-properties fo:text-align="start" style:justify-single-word="false"/>
      <style:text-properties fo:font-size="14pt" officeooo:rsid="001bfb55" officeooo:paragraph-rsid="001bfb55" style:font-size-asian="12.25pt" style:font-size-complex="14pt"/>
    </style:style>
    <style:style style:name="P20" style:family="paragraph" style:parent-style-name="Table_20_Contents">
      <style:paragraph-properties fo:text-align="start" style:justify-single-word="false"/>
      <style:text-properties fo:font-size="14pt" officeooo:rsid="001d90ba" officeooo:paragraph-rsid="001d90ba" style:font-size-asian="12.25pt" style:font-size-complex="14pt"/>
    </style:style>
    <style:style style:name="P21" style:family="paragraph" style:parent-style-name="Table_20_Contents">
      <style:paragraph-properties fo:text-align="start" style:justify-single-word="false"/>
      <style:text-properties fo:font-size="12pt" style:font-size-asian="10.5pt" style:font-size-complex="12pt"/>
    </style:style>
    <style:style style:name="P22" style:family="paragraph" style:parent-style-name="Table_20_Contents">
      <style:paragraph-properties fo:text-align="start" style:justify-single-word="false"/>
      <style:text-properties fo:font-size="12pt" officeooo:rsid="0025453c" officeooo:paragraph-rsid="0025453c" style:font-size-asian="10.5pt" style:font-size-complex="12pt"/>
    </style:style>
    <style:style style:name="P23" style:family="paragraph" style:parent-style-name="Table_20_Contents">
      <style:paragraph-properties fo:text-align="start" style:justify-single-word="false"/>
      <style:text-properties fo:font-size="12pt" officeooo:rsid="002626bc" officeooo:paragraph-rsid="002626bc" style:font-size-asian="10.5pt" style:font-size-complex="12pt"/>
    </style:style>
    <style:style style:name="P24" style:family="paragraph" style:parent-style-name="Standard">
      <style:paragraph-properties fo:text-align="start" style:justify-single-word="false"/>
      <style:text-properties style:text-line-through-style="none" style:text-line-through-type="none" fo:font-size="12pt" style:text-underline-style="none" officeooo:rsid="00239ab6" officeooo:paragraph-rsid="00239ab6" style:font-size-asian="10.5pt" style:font-size-complex="12pt"/>
    </style:style>
    <style:style style:name="P25" style:family="paragraph" style:parent-style-name="Standard">
      <style:paragraph-properties fo:text-align="start" style:justify-single-word="false"/>
      <style:text-properties style:text-line-through-style="none" style:text-line-through-type="none" fo:font-size="12pt" style:text-underline-style="none" officeooo:rsid="0025453c" officeooo:paragraph-rsid="0025453c" style:font-size-asian="10.5pt" style:font-size-complex="12pt"/>
    </style:style>
    <style:style style:name="P26" style:family="paragraph" style:parent-style-name="Standard">
      <style:paragraph-properties fo:text-align="start" style:justify-single-word="false"/>
      <style:text-properties style:text-line-through-style="none" style:text-line-through-type="none" fo:font-size="12pt" style:text-underline-style="none" officeooo:rsid="00272d9e" officeooo:paragraph-rsid="00272d9e" style:font-size-asian="10.5pt" style:font-size-complex="12pt"/>
    </style:style>
    <style:style style:name="P27" style:family="paragraph" style:parent-style-name="Table_20_Contents">
      <style:paragraph-properties fo:text-align="start" style:justify-single-word="false"/>
      <style:text-properties fo:font-size="12pt" style:font-size-asian="10.5pt" style:font-size-complex="12pt"/>
    </style:style>
    <style:style style:name="P28" style:family="paragraph" style:parent-style-name="Table_20_Contents">
      <style:paragraph-properties fo:text-align="start" style:justify-single-word="false"/>
      <style:text-properties fo:font-size="12pt" officeooo:rsid="00272d9e" officeooo:paragraph-rsid="00272d9e" style:font-size-asian="10.5pt" style:font-size-complex="12pt"/>
    </style:style>
    <style:style style:name="T1" style:family="text">
      <style:text-properties style:text-underline-style="none"/>
    </style:style>
    <style:style style:name="T2" style:family="text">
      <style:text-properties style:text-underline-style="none" officeooo:rsid="00220252"/>
    </style:style>
    <style:style style:name="T3" style:family="text">
      <style:text-properties style:text-underline-style="none" officeooo:rsid="00225569"/>
    </style:style>
    <style:style style:name="T4" style:family="text">
      <style:text-properties fo:font-size="12pt" style:font-size-asian="10.5pt" style:font-size-complex="12pt"/>
    </style:style>
    <style:style style:name="T5" style:family="text">
      <style:text-properties fo:font-size="12pt" officeooo:rsid="001d90ba" style:font-size-asian="10.5pt" style:font-size-complex="12pt"/>
    </style:style>
    <style:style style:name="T6" style:family="text">
      <style:text-properties fo:font-size="12pt" officeooo:rsid="001db9f4" style:font-size-asian="10.5pt" style:font-size-complex="12pt"/>
    </style:style>
    <style:style style:name="T7" style:family="text">
      <style:text-properties fo:font-size="12pt" officeooo:rsid="00220252" style:font-size-asian="10.5pt" style:font-size-complex="12pt"/>
    </style:style>
    <style:style style:name="T8" style:family="text">
      <style:text-properties fo:font-size="12pt" officeooo:rsid="00225569" style:font-size-asian="10.5pt" style:font-size-complex="12pt"/>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1db9f4" style:font-size-asian="10.5pt" style:font-size-complex="12pt"/>
    </style:style>
    <style:style style:name="T11" style:family="text">
      <style:text-properties fo:font-size="12pt" style:text-underline-style="none" officeooo:rsid="001f6b5a" style:font-size-asian="10.5pt" style:font-size-complex="12pt"/>
    </style:style>
    <style:style style:name="T12" style:family="text">
      <style:text-properties officeooo:rsid="001d90ba"/>
    </style:style>
    <style:style style:name="T13" style:family="text">
      <style:text-properties officeooo:rsid="00220252"/>
    </style:style>
    <style:style style:name="T14" style:family="text">
      <style:text-properties officeooo:rsid="00225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text:p>
      <text:p text:style-name="P2"/>
      <text:p text:style-name="P11">Description:</text:p>
      <text:p text:style-name="P3"><text:tab/>Le but de cette application est de créer une intelligence artificielle simulant un comportement plus ou moins humain. La menière dont cette intelligence artificielle marche est par ‘deep-learning’, les essais/erreurs sont donc à l’ordre du jour. </text:p>
      <text:p text:style-name="P3"><text:tab/>L’application en tant que tel peux s’apparanter à un jeux : l’intelligence artificielle controlera <text:s/>un avatar dans l’application et pourra effectuer un certain nombre d’actions en fonction de caractéristiques plus ou moins apparentes de l’avatar. Le but de l’intelligence est d’essayer de survivre dans un environment similaire au notre. Il devra donc être capable de se nourir, se protéger du froid, de prédateurs potentiels etc. </text:p>
      <text:p text:style-name="P3"><text:tab/></text:p>
      <text:p text:style-name="P11">Le projet:</text:p>
      <text:p text:style-name="P3"><text:tab/>Cette application est donc défini au sein d’un projet découpé en de multiples itérations différentes. Ces différentes itérations peuvent être définis comme tel:</text:p>
      <text:p text:style-name="P3"><text:tab/></text:p>
      <text:p text:style-name="P15"><text:span text:style-name="T5">T</text:span><text:span text:style-name="T4">ableau de l’itération 0.1</text:span></text:p>
      <text:p text:style-name="P3"><text:tab/></text:p>
      <table:table table:name="Table1" table:style-name="Table1">
        <table:table-column table:style-name="Table1.A"/>
        <table:table-column table:style-name="Table1.B"/>
        <table:table-row>
          <table:table-cell table:style-name="Table1.A1" office:value-type="string">
            <text:p text:style-name="P19">Version</text:p>
          </table:table-cell>
          <table:table-cell table:style-name="Table1.B1" office:value-type="string">
            <text:p text:style-name="P19">Descritption</text:p>
          </table:table-cell>
        </table:table-row>
        <table:table-row>
          <table:table-cell table:style-name="Table1.A2" office:value-type="string">
            <text:p text:style-name="P19">0.1.<text:span text:style-name="T12">0</text:span>1</text:p>
          </table:table-cell>
          <table:table-cell table:style-name="Table1.B2" office:value-type="string">
            <text:p text:style-name="P19">Création de la matrice de personalité</text:p>
          </table:table-cell>
        </table:table-row>
        <table:table-row>
          <table:table-cell table:style-name="Table1.A2" office:value-type="string">
            <text:p text:style-name="P19">0.1.<text:span text:style-name="T12">0</text:span>2</text:p>
          </table:table-cell>
          <table:table-cell table:style-name="Table1.B2" office:value-type="string">
            <text:p text:style-name="P19">Création de la matrice des caractéristiques <text:span text:style-name="T12">lourdes et caractristiques légères</text:span></text:p>
          </table:table-cell>
        </table:table-row>
        <table:table-row>
          <table:table-cell table:style-name="Table1.A2" office:value-type="string">
            <text:p text:style-name="P19">0.1.<text:span text:style-name="T12">0</text:span>3</text:p>
          </table:table-cell>
          <table:table-cell table:style-name="Table1.B2" office:value-type="string">
            <text:p text:style-name="P19">Création de la structure des actions potentiels</text:p>
          </table:table-cell>
        </table:table-row>
        <table:table-row>
          <table:table-cell table:style-name="Table1.A2" office:value-type="string">
            <text:p text:style-name="P19">0.1.<text:span text:style-name="T12">0</text:span>4</text:p>
          </table:table-cell>
          <table:table-cell table:style-name="Table1.B2" office:value-type="string">
            <text:p text:style-name="P19">Élaboration de la structure deep-learning de l’IA</text:p>
          </table:table-cell>
        </table:table-row>
        <table:table-row>
          <table:table-cell table:style-name="Table1.A2" office:value-type="string">
            <text:p text:style-name="P20">0.1.05</text:p>
          </table:table-cell>
          <table:table-cell table:style-name="Table1.B2" office:value-type="string">
            <text:p text:style-name="P20">Élaboration de la matrice d’événements externes et événements internes</text:p>
          </table:table-cell>
        </table:table-row>
        <table:table-row>
          <table:table-cell table:style-name="Table1.A2" office:value-type="string">
            <text:p text:style-name="P20">0.1.06</text:p>
          </table:table-cell>
          <table:table-cell table:style-name="Table1.B2" office:value-type="string">
            <text:p text:style-name="P20">Jonction de la matrice d’événements externes et événements internes : matrice d’événements</text:p>
          </table:table-cell>
        </table:table-row>
        <table:table-row>
          <table:table-cell table:style-name="Table1.A2" office:value-type="string">
            <text:p text:style-name="P19">0.1.<text:span text:style-name="T12">07</text:span></text:p>
          </table:table-cell>
          <table:table-cell table:style-name="Table1.B2" office:value-type="string">
            <text:p text:style-name="P19">Jonction de la matrice de personalité et de la matrice de caractéristique <text:span text:style-name="T12">lourdes</text:span>: matrice d’avatar</text:p>
          </table:table-cell>
        </table:table-row>
        <table:table-row>
          <table:table-cell table:style-name="Table1.A2" office:value-type="string">
            <text:p text:style-name="P19">0.1.<text:span text:style-name="T12">08</text:span></text:p>
          </table:table-cell>
          <table:table-cell table:style-name="Table1.B2" office:value-type="string">
            <text:p text:style-name="P19">Jonction de la matrice d’avatar avec la structure des actions : matrice des actions <text:span text:style-name="T12">internes</text:span></text:p>
          </table:table-cell>
        </table:table-row>
        <table:table-row>
          <table:table-cell table:style-name="Table1.A2" office:value-type="string">
            <text:p text:style-name="P20">0.1.09</text:p>
          </table:table-cell>
          <table:table-cell table:style-name="Table1.B2" office:value-type="string">
            <text:p text:style-name="P20">Jonction de la matrice de <text:s/>caractéristiques <text:s/>légères avec la structure d’actions : matrice des actions externes</text:p>
          </table:table-cell>
        </table:table-row>
        <table:table-row>
          <table:table-cell table:style-name="Table1.A2" office:value-type="string">
            <text:p text:style-name="P20">0.1.10</text:p>
          </table:table-cell>
          <table:table-cell table:style-name="Table1.B2" office:value-type="string">
            <text:p text:style-name="P20">Jonction de la matrice des actions internes avec la matrice des actions <text:soft-page-break/>externes : matrice des actions</text:p>
          </table:table-cell>
        </table:table-row>
        <table:table-row>
          <table:table-cell table:style-name="Table1.A2" office:value-type="string">
            <text:p text:style-name="P20">0.1.11</text:p>
          </table:table-cell>
          <table:table-cell table:style-name="Table1.B2" office:value-type="string">
            <text:p text:style-name="P20">Jonction <text:s/>de la matrice des actions avec la structure deep-learning de l’IA : matrice des fonctionalités propre de l’IA</text:p>
          </table:table-cell>
        </table:table-row>
        <table:table-row>
          <table:table-cell table:style-name="Table1.A2" office:value-type="string">
            <text:p text:style-name="P20">0.2.00</text:p>
          </table:table-cell>
          <table:table-cell table:style-name="Table1.B2" office:value-type="string">
            <text:p text:style-name="P20">Jonction de la matrice des premières fonctionalités de l’IA avec la matrice des événements : <text:s/>matrice de fonctionalités générale de l’IA</text:p>
          </table:table-cell>
        </table:table-row>
      </table:table>
      <text:p text:style-name="P3"/>
      <text:p text:style-name="P14">Itération 1:</text:p>
      <text:p text:style-name="P8"><text:tab/>L’itération 1 représente l’ensemble des versions 0.1.01 à 0.2.00. La version 0.2.00 est la première version nous permettant d’avoir une application fonctionelle. Celle-ci est basique est ne possède le moins de complexité vis-à-vis de l’ampleur que peut posséder l’application.</text:p>
      <text:p text:style-name="P8"><text:tab/></text:p>
      <text:p text:style-name="P14">Fonctionnement Générale:</text:p>
      <text:p text:style-name="P16"><text:tab/></text:p>
      <text:p text:style-name="P16"><text:span text:style-name="T4"><text:tab/></text:span><text:span text:style-name="T7">Le but premier de l’IA est de survivre dans son environment. </text:span><text:span text:style-name="T8">A un intervalle de temps prédéterminé</text:span><text:span text:style-name="T7"> qu’il survit, lui </text:span><text:span text:style-name="T8">est </text:span><text:span text:style-name="T7">accord</text:span><text:span text:style-name="T8">é</text:span><text:span text:style-name="T7"> un nombre fixe de points. Certaines actions à sa disposition lui accorderons aussi un nombre fixe de points. L’IA </text:span><text:span text:style-name="T8">devra </text:span><text:span text:style-name="T7">essa</text:span><text:span text:style-name="T8">yer</text:span><text:span text:style-name="T7"> donc d’obtenir le score le plus élevé possible.</text:span></text:p>
      <text:p text:style-name="P14"/>
      <text:p text:style-name="P10"><text:span text:style-name="T1"><text:tab/>Le fonctionnement de l’application est simple en apparence : L’IA possède un ‘cerveau’ en deep-learning (à revoir) et apprends donc par essai/erreur. Il a accès à un certain nombre d’informations soient : certaines caractéristiques de son avatar (surtout la faim, le moral …), certaines informations de son environment (La vue, l’ouïe...)(dans l’itération 1, l’environment est quasi non-existant) et l’ensemble des actions qui lui sont possible. Toutes les actions de la matrice des actions </text:span><text:span text:style-name="T2">n’est pas nécessairement disponible à L’IA. En effet, l’ensemble des actions disponibles à l’IA est dicté par les caractéristiques de l’avatar ainsi que l’environement. Ainsi L’IA devra faire le lien entre les actions qui lui sont disponibles,les caractéristiques de son avatar et l’environment. </text:span></text:p>
      <text:p text:style-name="P9"><text:tab/>Les actions que font l’avatar piloté par l’IA influencent et changent l’environment dans lequel l’avatar se trouve ainsi que les caractéristiques de l’avatar. L’environment ainsi changé peut, à son tour, avoir un effet siur les caractéristiques de l’avatar. Ces changements des caractéristiques peuvent changer l’ensemble des actions disponibles à l’IA.</text:p>
      <text:p text:style-name="P9"><text:tab/></text:p>
      <text:p text:style-name="P3"><text:tab/><text:span text:style-name="T13">Dans la première itération, les actions sont simples : les séquences d’actions n’existent pas, les préréquisites pour qu’une action devienne disponible ne dépendent que des caractéristiques de l’avatar ainsi que de l’environment. </text:span></text:p>
      <text:p text:style-name="P3"/>
      <text:p text:style-name="P3"><text:tab/><text:span text:style-name="T14">L’IA peut voir sa partie tomber dans l’état ‘game-over’ si certaines conditions sont atteintes : certaines caractéristiques légères sont descendus sous un seuil prédéterminé de survie (faim, chaleur, santé…).</text:span></text:p>
      <text:p text:style-name="P3"/>
      <text:p text:style-name="P17">Fitness:</text:p>
      <text:p text:style-name="P24"><text:tab/>Le fitness représente le score de l’IA dans une de ses ‘vies’. Plus le fitness est élevé,plus l’IA sait qu’il a fait une série d’action considéré comme positive. C’est ce qui permet de calibrer l’IA. </text:p>
      <text:p text:style-name="P17"><text:span text:style-name="T9"><text:tab/>Comme mentionné plus tôt, le calcul du fitness est fait comme tel : à chaque intervalle de temps prédéterminé où l’avatar de l’IA est considéré comme étant ‘vivant’, l’IA gagne un un nombre fixe de points multiplié par coefficient déterminant l’état actuel de l’avatar. Ce nombre est déterminé en observant les caractéristiques lourdes et légères de l’avatar. Ce nombre est contenu </text:span><text:soft-page-break/><text:span text:style-name="T9">entre [0.1, +infini[. En effet, ce nombre ne peux passer à 0, ou en-dessous pusique l’avatar est encore vivant (quoiqu’en mauvais état) ce qui constitue le but premier de l’IA.</text:span></text:p>
      <text:p text:style-name="P24"/>
      <text:p text:style-name="P18">Caractéristiques:</text:p>
      <text:p text:style-name="P25"/>
      <text:p text:style-name="P25">Caractéristiques Lourdes : </text:p>
      <table:table table:name="Table2" table:style-name="Table2">
        <table:table-column table:style-name="Table2.A"/>
        <table:table-column table:style-name="Table2.B"/>
        <table:table-row>
          <table:table-cell table:style-name="Table2.A1" office:value-type="string">
            <text:p text:style-name="P22">Age</text:p>
          </table:table-cell>
          <table:table-cell table:style-name="Table2.B1" office:value-type="string">
            <text:p text:style-name="P22">L’age de l’avatar</text:p>
          </table:table-cell>
        </table:table-row>
        <table:table-row>
          <table:table-cell table:style-name="Table2.A2" office:value-type="string">
            <text:p text:style-name="P22">Taille</text:p>
          </table:table-cell>
          <table:table-cell table:style-name="Table2.B2" office:value-type="string">
            <text:p text:style-name="P22">Taille de l’avatar</text:p>
          </table:table-cell>
        </table:table-row>
        <table:table-row>
          <table:table-cell table:style-name="Table2.A2" office:value-type="string">
            <text:p text:style-name="P23">Sexe</text:p>
          </table:table-cell>
          <table:table-cell table:style-name="Table2.B2" office:value-type="string">
            <text:p text:style-name="P23">Détermine le genre de l’avatar</text:p>
          </table:table-cell>
        </table:table-row>
        <table:table-row>
          <table:table-cell table:style-name="Table2.A2" office:value-type="string">
            <text:p text:style-name="P22">Intelligence</text:p>
          </table:table-cell>
          <table:table-cell table:style-name="Table2.B2" office:value-type="string">
            <text:p text:style-name="P22">Capacité de l’avatar à pouvoir accomplir des actions de nature complexe</text:p>
          </table:table-cell>
        </table:table-row>
        <table:table-row>
          <table:table-cell table:style-name="Table2.A2" office:value-type="string">
            <text:p text:style-name="P22">Force</text:p>
          </table:table-cell>
          <table:table-cell table:style-name="Table2.B2" office:value-type="string">
            <text:p text:style-name="P22">Capacité de l’avatar à pouvoir accomplir des actions de nature physique</text:p>
          </table:table-cell>
        </table:table-row>
        <table:table-row>
          <table:table-cell table:style-name="Table2.A2" office:value-type="string">
            <text:p text:style-name="P22">Agilité</text:p>
          </table:table-cell>
          <table:table-cell table:style-name="Table2.B2" office:value-type="string">
            <text:p text:style-name="P22">Capacité de l’avatar à pouvoir accomplir des actions nécessitant de la vitesse</text:p>
          </table:table-cell>
        </table:table-row>
        <table:table-row>
          <table:table-cell table:style-name="Table2.A2" office:value-type="string">
            <text:p text:style-name="P22">Constitution</text:p>
          </table:table-cell>
          <table:table-cell table:style-name="Table2.B2" office:value-type="string">
            <text:p text:style-name="P22">Détermine la résistance de l’avatar aux événements externes et internes. Détermine le nombre de points de vitalité de l’avatar</text:p>
          </table:table-cell>
        </table:table-row>
        <table:table-row>
          <table:table-cell table:style-name="Table2.A2" office:value-type="string">
            <text:p text:style-name="P21"/>
          </table:table-cell>
          <table:table-cell table:style-name="Table2.B2" office:value-type="string">
            <text:p text:style-name="P21"/>
          </table:table-cell>
        </table:table-row>
        <table:table-row>
          <table:table-cell table:style-name="Table2.A2" office:value-type="string">
            <text:p text:style-name="P21"/>
          </table:table-cell>
          <table:table-cell table:style-name="Table2.B2" office:value-type="string">
            <text:p text:style-name="P21"/>
          </table:table-cell>
        </table:table-row>
      </table:table>
      <text:p text:style-name="P25"/>
      <text:p text:style-name="P26">Caractéristiques légères:</text:p>
      <table:table table:name="Table3" table:style-name="Table3">
        <table:table-column table:style-name="Table3.A" table:number-columns-repeated="2"/>
        <table:table-row>
          <table:table-cell table:style-name="Table3.A1" office:value-type="string">
            <text:p text:style-name="P28">Faim</text:p>
          </table:table-cell>
          <table:table-cell table:style-name="Table3.B1" office:value-type="string">
            <text:p text:style-name="P28">Détermine le niveau de faim de l’avatar. Si la faim passe à 0,l’avatar meurt de faim.</text:p>
          </table:table-cell>
        </table:table-row>
        <table:table-row>
          <table:table-cell table:style-name="Table3.A2" office:value-type="string">
            <text:p text:style-name="P28">Chaleur</text:p>
          </table:table-cell>
          <table:table-cell table:style-name="Table3.B2" office:value-type="string">
            <text:p text:style-name="P28">Détermine le niveau de chaleur corporel de l’avatar. Si la température passe à 0, l’avatar meurt de froid.</text:p>
          </table:table-cell>
        </table:table-row>
        <table:table-row>
          <table:table-cell table:style-name="Table3.A2" office:value-type="string">
            <text:p text:style-name="P28">Fatigue</text:p>
          </table:table-cell>
          <table:table-cell table:style-name="Table3.B2" office:value-type="string">
            <text:p text:style-name="P28">Détermine le niveau de fatigue de l’avatar. Si l’avatar passe à 0, l’avatar meurt de fatigue. </text:p>
          </table:table-cell>
        </table:table-row>
        <table:table-row>
          <table:table-cell table:style-name="Table3.A2" office:value-type="string">
            <text:p text:style-name="P28">Moral</text:p>
          </table:table-cell>
          <table:table-cell table:style-name="Table3.B2" office:value-type="string">
            <text:p text:style-name="P28">Détermine le moral de l’avatar.</text:p>
          </table:table-cell>
        </table:table-row>
        <table:table-row>
          <table:table-cell table:style-name="Table3.A2" office:value-type="string">
            <text:p text:style-name="P28">Soif</text:p>
          </table:table-cell>
          <table:table-cell table:style-name="Table3.B2" office:value-type="string">
            <text:p text:style-name="P28">Détermine la soif de l’avatar. Si la soif passe à 0, l’avatar meurt de soif.</text:p>
          </table:table-cell>
        </table:table-row>
        <table:table-row>
          <table:table-cell table:style-name="Table3.A2" office:value-type="string">
            <text:p text:style-name="P28">Vitalité</text:p>
          </table:table-cell>
          <table:table-cell table:style-name="Table3.B2" office:value-type="string">
            <text:p text:style-name="P28">Détermine le nombre de points de vie l’avatar. Si la vitalité passe à 0, l’avatar meurt.</text:p>
          </table:table-cell>
        </table:table-row>
        <table:table-row>
          <table:table-cell table:style-name="Table3.A2" office:value-type="string">
            <text:p text:style-name="P28">Santé</text:p>
          </table:table-cell>
          <table:table-cell table:style-name="Table3.B2" office:value-type="string">
            <text:p text:style-name="P28">Détermine l’état de santé de l’avatar. (malade, saigne, empoisoné, aveugle...)</text:p>
          </table:table-cell>
        </table:table-row>
        <table:table-row>
          <table:table-cell table:style-name="Table3.A2" office:value-type="string">
            <text:p text:style-name="P21"/>
          </table:table-cell>
          <table:table-cell table:style-name="Table3.B2" office:value-type="string">
            <text:p text:style-name="P21"/>
          </table:table-cell>
        </table:table-row>
      </table:table>
      <text:p text:style-name="P26"/>
      <text:p text:style-name="P3"/>
      <text:p text:style-name="P14">Annexes:</text:p>
      <text:p text:style-name="P10"><text:span text:style-name="T1"><text:tab/>Un diagramme prés</text:span><text:span text:style-name="T3">e</text:span><text:span text:style-name="T1">ntant le fonctionnement générale de l’application existe : FoncionnementBasique.dia</text:span></text:p>
      <text:p text:style-name="P3"/>
      <text:p text:style-name="P12">Lexique:</text:p>
      <text:p text:style-name="P15"><text:soft-page-break/><text:tab/><text:span text:style-name="T4">Caractéristique de l’avatar : attributs présentant </text:span><text:span text:style-name="T6">l’état actuel de l’avatar (taille, age, faim, moral…)</text:span></text:p>
      <text:p text:style-name="P4"/>
      <text:p text:style-name="P7"><text:tab/>Caractéristique lourde : caracéristique de l’avatar peu enclin à changer</text:p>
      <text:p text:style-name="P7"/>
      <text:p text:style-name="P7"><text:tab/>Caractéristique légère : caractéristque de l’avatar pouvant facielement changer</text:p>
      <text:p text:style-name="P7"/>
      <text:p text:style-name="P12"><text:span text:style-name="T9"><text:tab/></text:span><text:span text:style-name="T10">Événement : changement de l’environment subite ou non. Ce changement peu avoir des conséquences sur les caractéristiques légères.</text:span></text:p>
      <text:p text:style-name="P4"/>
      <text:p text:style-name="P13"><text:span text:style-name="T10"><text:tab/>Événement externe : événement pouvant affecter les caractéristiques légères. Cette événement ce passe de manière externe au corps de l’avatar (tempête, </text:span><text:span text:style-name="T11">sécheresse, attaque de bête sauvage etc.)</text:span><text:span text:style-name="T10">.</text:span></text:p>
      <text:p text:style-name="P5"/>
      <text:p text:style-name="P6"><text:tab/>Événement interne : événement affectant invariablement les caractéristiques légères. Cette événement se passe à l’intérieur du corps de l’avatar (maladie, coup de chaud, crise cardiaque…). Dans les premières itérations, les événements internes ne seront pas présents.</text:p>
      <text:p text:style-name="P6"><text:s/></text:p>
      <text:p text:style-name="P12"><text:span text:style-name="T9"><text:tab/></text:span><text:span text:style-name="T10">Personalité de l’avatar : attributs présentant l’état psychologique de l’avatar (généreux, inteligent...). Ces attributs sont peu enclins à changer. Dans les premières itérations, la personalité n’a que peu d’influence.</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6.281198006</meta:creation-date>
    <dc:date>2017-03-16T14:52:49.915535157</dc:date>
    <meta:editing-duration>PT42M42S</meta:editing-duration>
    <meta:editing-cycles>7</meta:editing-cycles>
    <meta:generator>LibreOffice/5.1.6.2$Linux_X86_64 LibreOffice_project/10m0$Build-2</meta:generator>
    <meta:document-statistic meta:table-count="3" meta:image-count="0" meta:object-count="0" meta:page-count="4" meta:paragraph-count="93" meta:word-count="1084" meta:character-count="7305" meta:non-whitespace-character-count="6267"/>
  </office:meta>
</office:document-meta>
</file>